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Reta" draw:style-name="gr1" draw:text-style-name="P1" svg:width="225.58mm" svg:height="89.99mm" svg:x="161.35mm" svg:y="14.61mm">
            <draw:object draw:notify-on-update-of-ranges="Sheet1.A14:Sheet1.A23 Sheet1.A14:Sheet1.A23 Sheet1.B13:Sheet1.B13 Sheet1.B14:Sheet1.B23 Sheet1.A2:Sheet1.A11 Sheet1.B1:Sheet1.B1 Sheet1.B2:Sheet1.B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25.58mm" svg:height="89.99mm" svg:x="161.89mm" svg:y="112.91mm">
            <draw:object draw:notify-on-update-of-ranges="Sheet1.A26:Sheet1.A35 Sheet1.A26:Sheet1.A35 Sheet1.B25:Sheet1.B25 Sheet1.B26:Sheet1.B35 Sheet1.A2:Sheet1.A11 Sheet1.B1:Sheet1.B1 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225.58mm" svg:height="89.99mm" svg:x="161.91mm" svg:y="212.24mm">
            <draw:object draw:notify-on-update-of-ranges="Sheet1.A38:Sheet1.A47 Sheet1.A38:Sheet1.A47 Sheet1.B36:Sheet1.B37 Sheet1.B38:Sheet1.B47 Sheet1.A2:Sheet1.A11 Sheet1.B1:Sheet1.B1 Sheet1.B2:Sheet1.B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População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9.9" calcext:value-type="float">
            <text:p>9,9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4.3" calcext:value-type="float">
            <text:p>14,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30.6" calcext:value-type="float">
            <text:p>30,6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41.2" calcext:value-type="float">
            <text:p>41,2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51.9" calcext:value-type="float">
            <text:p>51,9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70.2" calcext:value-type="float">
            <text:p>70,2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93.1" calcext:value-type="float">
            <text:p>93,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46.2" calcext:value-type="float">
            <text:p>146,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Reta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-11.2108" calcext:value-type="float">
            <text:p>-11,2108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8.2476" calcext:value-type="float">
            <text:p>8,247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9.0578" calcext:value-type="float">
            <text:p>19,0578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40.6783" calcext:value-type="float">
            <text:p>40,6783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62.2988" calcext:value-type="float">
            <text:p>62,2988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73.109" calcext:value-type="float">
            <text:p>73,109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83.9192" calcext:value-type="float">
            <text:p>83,9192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94.7295" calcext:value-type="float">
            <text:p>94,729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05.54" calcext:value-type="float">
            <text:p>105,5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17.431" calcext:value-type="float">
            <text:p>117,43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Parábola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15.548" calcext:value-type="float">
            <text:p>15,548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1.5297" calcext:value-type="float">
            <text:p>11,529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2.8887" calcext:value-type="float">
            <text:p>12,8887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23.3024" calcext:value-type="float">
            <text:p>23,3024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43.9771" calcext:value-type="float">
            <text:p>43,9771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58.1623" calcext:value-type="float">
            <text:p>58,1623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74.9128" calcext:value-type="float">
            <text:p>74,9128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94.2286" calcext:value-type="float">
            <text:p>94,228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16.11" calcext:value-type="float">
            <text:p>116,11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43.142" calcext:value-type="float">
            <text:p>143,14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Exponencial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9.48494" calcext:value-type="float">
            <text:p>9,48494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4.3221" calcext:value-type="float">
            <text:p>14,322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8.0068" calcext:value-type="float">
            <text:p>18,0068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28.464" calcext:value-type="float">
            <text:p>28,464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44.994" calcext:value-type="float">
            <text:p>44,994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56.5697" calcext:value-type="float">
            <text:p>56,5697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71.1236" calcext:value-type="float">
            <text:p>71,1236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89.4217" calcext:value-type="float">
            <text:p>89,421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12.428" calcext:value-type="float">
            <text:p>112,42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44.626" calcext:value-type="float">
            <text:p>144,6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pt" fo:country="BR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/00/0000</text:date>, <text:time style:data-style-name="N2" text:time-value="17:59:54.621498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17:25:31.340709322</meta:creation-date>
    <dc:date>2018-11-23T18:18:13.995889431</dc:date>
    <meta:editing-duration>PT22M43S</meta:editing-duration>
    <meta:editing-cycles>4</meta:editing-cycles>
    <meta:generator>LibreOffice/6.0.7.3.0$Linux_X86_64 LibreOffice_project/00m0$Build-3</meta:generator>
    <meta:document-statistic meta:table-count="1" meta:cell-count="8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59cm" svg:height="9cm" xlink:href=".." xlink:type="simple" chart:class="chart:scatter" chart:style-name="ch1">
        <chart:title svg:x="8.087cm" svg:y="0.316cm" chart:style-name="ch2">
          <text:p>Aproximação por uma Parábola</text:p>
        </chart:title>
        <chart:legend chart:legend-position="end" svg:x="19.601cm" svg:y="3.952cm" style:legend-expansion="high" chart:style-name="ch3"/>
        <chart:plot-area chart:style-name="ch4" table:cell-range-address="Sheet1.A26:Sheet1.B35 Sheet1.B25:Sheet1.B25 Sheet1.B1:Sheet1.B11" chart:data-source-has-labels="both" svg:x="0.451cm" svg:y="1.275cm" svg:width="18.699cm" svg:height="7.545cm">
          <chartooo:coordinate-region svg:x="1.072cm" svg:y="1.474cm" svg:width="17.52cm" svg:height="6.699cm"/>
          <chart:axis chart:dimension="x" chart:name="primary-x" chart:style-name="ch5" chartooo:axis-type="auto">
            <chart:categories table:cell-range-address="Sheet1.A26:Sheet1.A35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26:Sheet1.B35" chart:label-cell-address="Sheet1.B25:Sheet1.B25" chart:class="chart:scatter">
            <chart:domain table:cell-range-address="Sheet1.A26:Sheet1.A35"/>
            <chart:data-point chart:repeated="10"/>
          </chart:series>
          <chart:series chart:attached-axis="primary-y" chart:style-name="ch9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rábola</text:p>
                <draw:g>
                  <svg:desc>Sheet1.B25:Sheet1.B2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opulação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872">
                <text:p>1872</text:p>
                <draw:g>
                  <svg:desc>Sheet1.A26:Sheet1.A35</svg:desc>
                </draw:g>
              </table:table-cell>
              <table:table-cell office:value-type="float" office:value="1872">
                <text:p>1872</text:p>
                <draw:g>
                  <svg:desc>Sheet1.A26:Sheet1.A35</svg:desc>
                </draw:g>
              </table:table-cell>
              <table:table-cell office:value-type="float" office:value="15.548">
                <text:p>15.548</text:p>
                <draw:g>
                  <svg:desc>Sheet1.B26:Sheet1.B35</svg:desc>
                </draw:g>
              </table:table-cell>
              <table:table-cell office:value-type="float" office:value="1872">
                <text:p>1872</text:p>
                <draw:g>
                  <svg:desc>Sheet1.A2:Sheet1.A11</svg:desc>
                </draw:g>
              </table:table-cell>
              <table:table-cell office:value-type="float" office:value="9.9">
                <text:p>9.9</text:p>
                <draw:g>
                  <svg:desc>Sheet1.B2:Sheet1.B11</svg:desc>
                </draw:g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1.5297">
                <text:p>11.5297</text:p>
              </table:table-cell>
              <table:table-cell office:value-type="float" office:value="1890">
                <text:p>1890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2.8887">
                <text:p>12.8887</text:p>
              </table:table-cell>
              <table:table-cell office:value-type="float" office:value="1900">
                <text:p>1900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23.3024">
                <text:p>23.3024</text:p>
              </table:table-cell>
              <table:table-cell office:value-type="float" office:value="1920">
                <text:p>1920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43.9771">
                <text:p>43.9771</text:p>
              </table:table-cell>
              <table:table-cell office:value-type="float" office:value="1940">
                <text:p>1940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58.1623">
                <text:p>58.1623</text:p>
              </table:table-cell>
              <table:table-cell office:value-type="float" office:value="1950">
                <text:p>1950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74.9128">
                <text:p>74.9128</text:p>
              </table:table-cell>
              <table:table-cell office:value-type="float" office:value="1960">
                <text:p>1960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94.2286">
                <text:p>94.2286</text:p>
              </table:table-cell>
              <table:table-cell office:value-type="float" office:value="1970">
                <text:p>1970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16.11">
                <text:p>116.11</text:p>
              </table:table-cell>
              <table:table-cell office:value-type="float" office:value="1980">
                <text:p>198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991">
                <text:p>1991</text:p>
              </table:table-cell>
              <table:table-cell office:value-type="float" office:value="143.142">
                <text:p>143.142</text:p>
              </table:table-cell>
              <table:table-cell office:value-type="float" office:value="1991">
                <text:p>1991</text:p>
              </table:table-cell>
              <table:table-cell office:value-type="float" office:value="146.2">
                <text:p>14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.0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59cm" svg:height="9cm" xlink:href=".." xlink:type="simple" chart:class="chart:scatter" chart:style-name="ch1">
        <chart:title svg:x="8.497cm" svg:y="0.316cm" chart:style-name="ch2">
          <text:p>Aproximação por uma Reta</text:p>
        </chart:title>
        <chart:legend chart:legend-position="end" svg:x="19.601cm" svg:y="3.952cm" style:legend-expansion="high" chart:style-name="ch3"/>
        <chart:plot-area chart:style-name="ch4" table:cell-range-address="Sheet1.A14:Sheet1.B23 Sheet1.B13:Sheet1.B13 Sheet1.B1:Sheet1.B11" chart:data-source-has-labels="both" svg:x="0.451cm" svg:y="1.275cm" svg:width="18.699cm" svg:height="7.545cm">
          <chartooo:coordinate-region svg:x="1.178cm" svg:y="1.475cm" svg:width="17.52cm" svg:height="7.146cm"/>
          <chart:axis chart:dimension="x" chart:name="primary-x" chart:style-name="ch5" chartooo:axis-type="auto">
            <chart:categories table:cell-range-address="Sheet1.A14:Sheet1.A23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14:Sheet1.B23" chart:label-cell-address="Sheet1.B13:Sheet1.B13" chart:class="chart:scatter">
            <chart:domain table:cell-range-address="Sheet1.A14:Sheet1.A23"/>
            <chart:data-point chart:repeated="10"/>
          </chart:series>
          <chart:series chart:attached-axis="primary-y" chart:style-name="ch9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ta</text:p>
                <draw:g>
                  <svg:desc>Sheet1.B13:Sheet1.B1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opulação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872">
                <text:p>1872</text:p>
                <draw:g>
                  <svg:desc>Sheet1.A14:Sheet1.A23</svg:desc>
                </draw:g>
              </table:table-cell>
              <table:table-cell office:value-type="float" office:value="1872">
                <text:p>1872</text:p>
                <draw:g>
                  <svg:desc>Sheet1.A14:Sheet1.A23</svg:desc>
                </draw:g>
              </table:table-cell>
              <table:table-cell office:value-type="float" office:value="-11.2108">
                <text:p>-11.2108</text:p>
                <draw:g>
                  <svg:desc>Sheet1.B14:Sheet1.B23</svg:desc>
                </draw:g>
              </table:table-cell>
              <table:table-cell office:value-type="float" office:value="1872">
                <text:p>1872</text:p>
                <draw:g>
                  <svg:desc>Sheet1.A2:Sheet1.A11</svg:desc>
                </draw:g>
              </table:table-cell>
              <table:table-cell office:value-type="float" office:value="9.9">
                <text:p>9.9</text:p>
                <draw:g>
                  <svg:desc>Sheet1.B2:Sheet1.B11</svg:desc>
                </draw:g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8.2476">
                <text:p>8.2476</text:p>
              </table:table-cell>
              <table:table-cell office:value-type="float" office:value="1890">
                <text:p>1890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.0578">
                <text:p>19.0578</text:p>
              </table:table-cell>
              <table:table-cell office:value-type="float" office:value="1900">
                <text:p>1900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40.6783">
                <text:p>40.6783</text:p>
              </table:table-cell>
              <table:table-cell office:value-type="float" office:value="1920">
                <text:p>1920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62.2988">
                <text:p>62.2988</text:p>
              </table:table-cell>
              <table:table-cell office:value-type="float" office:value="1940">
                <text:p>1940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73.109">
                <text:p>73.109</text:p>
              </table:table-cell>
              <table:table-cell office:value-type="float" office:value="1950">
                <text:p>1950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83.9192">
                <text:p>83.9192</text:p>
              </table:table-cell>
              <table:table-cell office:value-type="float" office:value="1960">
                <text:p>1960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94.7295">
                <text:p>94.7295</text:p>
              </table:table-cell>
              <table:table-cell office:value-type="float" office:value="1970">
                <text:p>1970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05.54">
                <text:p>105.54</text:p>
              </table:table-cell>
              <table:table-cell office:value-type="float" office:value="1980">
                <text:p>198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991">
                <text:p>1991</text:p>
              </table:table-cell>
              <table:table-cell office:value-type="float" office:value="117.431">
                <text:p>117.431</text:p>
              </table:table-cell>
              <table:table-cell office:value-type="float" office:value="1991">
                <text:p>1991</text:p>
              </table:table-cell>
              <table:table-cell office:value-type="float" office:value="146.2">
                <text:p>14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.0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59cm" svg:height="9cm" xlink:href=".." xlink:type="simple" chart:class="chart:scatter" chart:style-name="ch1">
        <chart:title svg:x="7.941cm" svg:y="0.316cm" chart:style-name="ch2">
          <text:p>Aproximação por Exponenciação</text:p>
        </chart:title>
        <chart:legend chart:legend-position="end" svg:x="19.23cm" svg:y="3.952cm" style:legend-expansion="high" chart:style-name="ch3"/>
        <chart:plot-area chart:style-name="ch4" table:cell-range-address="Sheet1.A38:Sheet1.B47 Sheet1.B36:Sheet1.B37 Sheet1.B1:Sheet1.B11" chart:data-source-has-labels="both" svg:x="0.451cm" svg:y="1.275cm" svg:width="18.328cm" svg:height="7.545cm">
          <chartooo:coordinate-region svg:x="1.073cm" svg:y="1.474cm" svg:width="17.149cm" svg:height="6.699cm"/>
          <chart:axis chart:dimension="x" chart:name="primary-x" chart:style-name="ch5" chartooo:axis-type="auto">
            <chart:categories table:cell-range-address="Sheet1.A38:Sheet1.A4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38:Sheet1.B47" chart:label-cell-address="Sheet1.B36:Sheet1.B37" chart:class="chart:scatter">
            <chart:domain table:cell-range-address="Sheet1.A38:Sheet1.A47"/>
            <chart:data-point chart:repeated="10"/>
          </chart:series>
          <chart:series chart:attached-axis="primary-y" chart:style-name="ch9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xponencial</text:p>
                <text:list>
                  <text:list-item>
                    <text:p/>
                  </text:list-item>
                  <text:list-item>
                    <text:p>Exponencial</text:p>
                  </text:list-item>
                </text:list>
                <draw:g>
                  <svg:desc>Sheet1.B36:Sheet1.B3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opulação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872">
                <text:p>1872</text:p>
                <draw:g>
                  <svg:desc>Sheet1.A38:Sheet1.A47</svg:desc>
                </draw:g>
              </table:table-cell>
              <table:table-cell office:value-type="float" office:value="1872">
                <text:p>1872</text:p>
                <draw:g>
                  <svg:desc>Sheet1.A38:Sheet1.A47</svg:desc>
                </draw:g>
              </table:table-cell>
              <table:table-cell office:value-type="float" office:value="9.48494">
                <text:p>9.48494</text:p>
                <draw:g>
                  <svg:desc>Sheet1.B38:Sheet1.B47</svg:desc>
                </draw:g>
              </table:table-cell>
              <table:table-cell office:value-type="float" office:value="1872">
                <text:p>1872</text:p>
                <draw:g>
                  <svg:desc>Sheet1.A2:Sheet1.A11</svg:desc>
                </draw:g>
              </table:table-cell>
              <table:table-cell office:value-type="float" office:value="9.9">
                <text:p>9.9</text:p>
                <draw:g>
                  <svg:desc>Sheet1.B2:Sheet1.B11</svg:desc>
                </draw:g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4.3221">
                <text:p>14.3221</text:p>
              </table:table-cell>
              <table:table-cell office:value-type="float" office:value="1890">
                <text:p>1890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8.0068">
                <text:p>18.0068</text:p>
              </table:table-cell>
              <table:table-cell office:value-type="float" office:value="1900">
                <text:p>1900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28.464">
                <text:p>28.464</text:p>
              </table:table-cell>
              <table:table-cell office:value-type="float" office:value="1920">
                <text:p>1920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44.994">
                <text:p>44.994</text:p>
              </table:table-cell>
              <table:table-cell office:value-type="float" office:value="1940">
                <text:p>1940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56.5697">
                <text:p>56.5697</text:p>
              </table:table-cell>
              <table:table-cell office:value-type="float" office:value="1950">
                <text:p>1950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71.1236">
                <text:p>71.1236</text:p>
              </table:table-cell>
              <table:table-cell office:value-type="float" office:value="1960">
                <text:p>1960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89.4217">
                <text:p>89.4217</text:p>
              </table:table-cell>
              <table:table-cell office:value-type="float" office:value="1970">
                <text:p>1970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12.428">
                <text:p>112.428</text:p>
              </table:table-cell>
              <table:table-cell office:value-type="float" office:value="1980">
                <text:p>198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991">
                <text:p>1991</text:p>
              </table:table-cell>
              <table:table-cell office:value-type="float" office:value="144.626">
                <text:p>144.626</text:p>
              </table:table-cell>
              <table:table-cell office:value-type="float" office:value="1991">
                <text:p>1991</text:p>
              </table:table-cell>
              <table:table-cell office:value-type="float" office:value="146.2">
                <text:p>146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.0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